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/>
    </style:style>
    <style:style style:name="T1" style:family="text">
      <style:text-properties fo:language="en" fo:country="US" officeooo:rsid="000b55ad"/>
    </style:style>
    <style:style style:name="T2" style:family="text">
      <style:text-properties fo:language="ru" fo:country="RU" officeooo:rsid="00059fdb"/>
    </style:style>
    <style:style style:name="T3" style:family="text">
      <style:text-properties fo:font-size="12pt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field1" form:control-implementation="ooo:com.sun.star.form.component.TextField" xml:id="control1" form:id="control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field2" form:control-implementation="ooo:com.sun.star.form.component.TextField" xml:id="control2" form:id="control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field3" form:control-implementation="ooo:com.sun.star.form.component.TextField" xml:id="control3" form:id="control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paragraph" draw:z-index="0" draw:name="Фигура6" draw:style-name="gr1" draw:text-style-name="P1" svg:width="4.552cm" svg:height="0.795cm" svg:x="2.189cm" svg:y="0.665cm" draw:control="control1"/><draw:control text:anchor-type="paragraph" draw:z-index="1" draw:name="Фигура1" draw:style-name="gr1" draw:text-style-name="P1" svg:width="4.472cm" svg:height="0.768cm" svg:x="2.215cm" svg:y="1.864cm" draw:control="control2"/><draw:control text:anchor-type="paragraph" draw:z-index="2" draw:name="Фигура6" draw:style-name="gr1" draw:text-style-name="P1" svg:width="4.552cm" svg:height="0.795cm" svg:x="2.215cm" svg:y="3.073cm" draw:control="control3"/><draw:frame text:anchor-type="paragraph" draw:z-index="3" draw:name="Фигура2" draw:style-name="gr2" draw:text-style-name="P2" svg:width="1.853cm" svg:height="0.742cm" svg:x="-0.404cm" svg:y="0.7cm"><draw:text-box><text:p>Field1</text:p></draw:text-box></draw:frame><draw:frame text:anchor-type="paragraph" draw:z-index="4" draw:name="Фигура3" draw:style-name="gr3" draw:text-style-name="P3" svg:width="1.853cm" svg:height="0.662cm" svg:x="-0.404cm" svg:y="2.023cm"><draw:text-box><text:p><text:span text:style-name="T3">Field2</text:span></text:p></draw:text-box></draw:frame><draw:frame text:anchor-type="paragraph" draw:z-index="5" draw:name="Фигура4" draw:style-name="gr4" draw:text-style-name="P2" svg:width="1.906cm" svg:height="0.609cm" svg:x="-0.404cm" svg:y="3.214cm"><draw:text-box><text:p>Field3</text:p></draw:text-box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00:12:46.317000000</meta:creation-date>
    <dc:date>2019-05-11T15:40:03.807000000</dc:date>
    <meta:editing-duration>PT1H24M50S</meta:editing-duration>
    <meta:editing-cycles>4</meta:editing-cycles>
    <meta:generator>LibreOffice/6.2.3.2$Windows_x86 LibreOffice_project/aecc05fe267cc68dde00352a451aa867b3b546a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